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100000000000009600000078D9997714.png" manifest:media-type=""/>
  <manifest:file-entry manifest:full-path="Pictures/100000000000032000000258931F8343.png" manifest:media-type=""/>
  <manifest:file-entry manifest:full-path="Pictures/1000000000000320000002585C39BAEF.png" manifest:media-type=""/>
  <manifest:file-entry manifest:full-path="Pictures/10000000000003080000024657E27603.png" manifest:media-type=""/>
  <manifest:file-entry manifest:full-path="Pictures/1000000000000320000002589EFEFDEA.png" manifest:media-type=""/>
  <manifest:file-entry manifest:full-path="Pictures/100000000000018F000001058D27C667.png" manifest:media-type=""/>
  <manifest:file-entry manifest:full-path="Pictures/10000201000003AF000002121FF7A6F5.png" manifest:media-type=""/>
  <manifest:file-entry manifest:full-path="Pictures/2000000100008D2E00004F60669C9559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visible-area-left="0cm" draw:visible-area-top="0cm" draw:visible-area-width="5cm" draw:visible-area-height="5cm" draw:ole-draw-aspect="1"/>
    </style:style>
    <style:style style:name="gr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3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1.975cm"/>
    </style:style>
    <style:style style:name="pr2" style:family="presentation" style:parent-style-name="LushGreen-notes">
      <style:graphic-properties draw:fill-color="#ffffff" draw:auto-grow-height="true" fo:min-height="11.429cm"/>
    </style:style>
    <style:style style:name="P1" style:family="paragraph">
      <style:graphic-properties draw:gradient-step-count="0"/>
    </style:style>
    <style:style style:name="P2" style:family="paragraph">
      <style:chart-properties chart:lines-used="16777215"/>
      <style:graphic-properties draw:gradient-step-count="0"/>
    </style:style>
    <style:style style:name="P3" style:family="paragraph"/>
    <style:style style:name="P4" style:family="paragraph"/>
    <style:style style:name="T1" style:family="text">
      <style:chart-properties chart:symbol-width="0cm" chart:lines-used="2" chart:tick-marks-major-inner="false" chart:tick-mark-position="at-labels" chart:error-lower-limit="150"/>
    </style:style>
    <style:style style:name="T2" style:family="text">
      <style:chart-properties chart:tick-mark-position="at-labels"/>
    </style:style>
    <style:style style:name="T3" style:family="text">
      <style:chart-properties chart:tick-mark-position="at-labels-and-axis"/>
    </style:style>
    <style:style style:name="T4" style:family="text"/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draw:style-name="gr1" xml:id="id2" draw:id="id2" draw:layer="layout" svg:width="12.227cm" svg:height="1.791cm" svg:x="7.152cm" svg:y="5.139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" draw:text-style-name="P2" draw:layer="layout" svg:width="21.318cm" svg:height="1.975cm" svg:x="2.119cm" svg:y="0.655cm" presentation:class="title" presentation:user-transformed="true">
          <draw:text-box>
            <text:p text:style-name="P1"><text:span text:style-name="T1">Easy!</text:span></text:p>
          </draw:text-box>
        </draw:frame>
        <draw:frame draw:style-name="gr2" draw:text-style-name="P3" xml:id="id1" draw:id="id1" draw:layer="layout" svg:width="16.122cm" svg:height="1.254cm" svg:x="5.757cm" svg:y="3.698cm">
          <draw:text-box>
            <text:p><text:span text:style-name="T2">Find </text:span><text:span text:style-name="T3">u</text:span><text:span text:style-name="T4">,</text:span><text:span text:style-name="T3">v</text:span><text:span text:style-name="T4">,</text:span><text:span text:style-name="T3">w</text:span><text:span text:style-name="T4"> (in general non-integer) satisfying:</text:span></text:p>
          </draw:text-box>
        </draw:frame>
        <draw:frame draw:style-name="gr1" xml:id="id3" draw:id="id3" draw:layer="layout" svg:width="12.224cm" svg:height="1.791cm" svg:x="7.001cm" svg:y="6.68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xml:id="id4" draw:id="id4" draw:layer="layout" svg:width="14.1cm" svg:height="1.791cm" svg:x="6.216cm" svg:y="8.70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xml:id="id5" draw:id="id5" draw:layer="layout" svg:width="17.289cm" svg:height="1.791cm" svg:x="4.745cm" svg:y="10.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xml:id="id6" draw:id="id6" draw:layer="layout" svg:width="11.826cm" svg:height="1.791cm" svg:x="7.099cm" svg:y="12.01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xml:id="id7" draw:id="id7" draw:layer="layout" svg:width="6.526cm" svg:height="1.627cm" svg:x="9.661cm" svg:y="13.55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3" xml:id="id8" draw:id="id8" draw:layer="layout" svg:width="5.751cm" svg:height="1.254cm" svg:x="4.887cm" svg:y="15.369cm">
          <draw:text-box>
            <text:p><text:span text:style-name="T4">and of course...</text:span></text:p>
          </draw:text-box>
        </draw:frame>
        <draw:frame draw:style-name="gr1" xml:id="id9" draw:id="id9" draw:layer="layout" svg:width="6.118cm" svg:height="1.627cm" svg:x="10.963cm" svg:y="15.36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" smil:attributeName="visibility" smil:to="visible"/>
                  <anim:transitionFilter smil:dur="0.5s" smil:targetElement="id1" smil:type="waterfallWipe" smil:subtype="horizontalRight"/>
                </anim:par>
              </anim:par>
              <anim:par smil:begin="0.5s">
                <anim:par smil:begin="0.5s" smil:fill="hold" presentation:node-type="after-previous" presentation:preset-class="entrance" presentation:preset-id="ooo-entrance-dissolve-in">
                  <anim:set smil:begin="0s" smil:dur="0.00025s" smil:fill="hold" smil:targetElement="id2" smil:attributeName="visibility" smil:to="visible"/>
                  <anim:transitionFilter smil:dur="0.125s" smil:targetElement="id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25s" smil:fill="hold" smil:targetElement="id3" smil:attributeName="visibility" smil:to="visible"/>
                  <anim:transitionFilter smil:dur="0.125s" smil:targetElement="id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25s" smil:fill="hold" smil:targetElement="id4" smil:attributeName="visibility" smil:to="visible"/>
                  <anim:transitionFilter smil:dur="0.125s" smil:targetElement="id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25s" smil:fill="hold" smil:targetElement="id5" smil:attributeName="visibility" smil:to="visible"/>
                  <anim:transitionFilter smil:dur="0.125s" smil:targetElement="id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25s" smil:fill="hold" smil:targetElement="id6" smil:attributeName="visibility" smil:to="visible"/>
                  <anim:transitionFilter smil:dur="0.125s" smil:targetElement="id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25s" smil:fill="hold" smil:targetElement="id7" smil:attributeName="visibility" smil:to="visible"/>
                  <anim:transitionFilter smil:dur="0.125s" smil:targetElement="id7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/>
                  <anim:animate smil:dur="0.5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25s" smil:fill="hold" smil:targetElement="id9" smil:attributeName="visibility" smil:to="visible"/>
                  <anim:transitionFilter smil:dur="0.125s" smil:targetElement="id9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3.469cm" svg:height="9.524cm" svg:x="2.789cm" svg:y="1.93cm" draw:page-number="1" presentation:class="page"/>
          <draw:frame presentation:style-name="pr2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Hatch_20_1" draw:display-name="Hatch 1" draw:style="single" draw:color="#000000" draw:distance="0.02cm" draw:rotation="0"/>
    <draw:hatch draw:name="Hatching_20_Red_20_45" draw:display-name="Hatching Red 45" draw:style="single" draw:color="#ff0000" draw:distance="0.1cm" draw:rotation="3150"/>
    <draw:hatch draw:name="Hatching_20_blue_20_45" draw:display-name="Hatching blue 45" draw:style="single" draw:color="#0099ff" draw:distance="0.1cm" draw:rotation="3150"/>
    <draw:fill-image draw:name="Bitmape_20_1" draw:display-name="Bitmape 1" xlink:href="Pictures/10000000000003080000024657E27603.png" xlink:type="simple" xlink:show="embed" xlink:actuate="onLoad"/>
    <draw:fill-image draw:name="Bitmape_20_10" draw:display-name="Bitmape 10" xlink:href="Pictures/10000000000000200000002000309F1C.png" xlink:type="simple" xlink:show="embed" xlink:actuate="onLoad"/>
    <draw:fill-image draw:name="Bitmape_20_11" draw:display-name="Bitmape 11" xlink:href="Pictures/10000000000000200000002000309F1C.png" xlink:type="simple" xlink:show="embed" xlink:actuate="onLoad"/>
    <draw:fill-image draw:name="Bitmape_20_12" draw:display-name="Bitmape 12" xlink:href="Pictures/10000000000000200000002000309F1C.pn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itmape_20_3" draw:display-name="Bitmape 3" xlink:href="Pictures/10000000000000200000002000309F1C.png" xlink:type="simple" xlink:show="embed" xlink:actuate="onLoad"/>
    <draw:fill-image draw:name="Bitmape_20_4" draw:display-name="Bitmape 4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fill-image draw:name="Bitmape_20_6" draw:display-name="Bitmape 6" xlink:href="Pictures/10000000000000200000002000309F1C.png" xlink:type="simple" xlink:show="embed" xlink:actuate="onLoad"/>
    <draw:fill-image draw:name="Bitmape_20_7" draw:display-name="Bitmape 7" xlink:href="Pictures/10000000000000200000002000309F1C.png" xlink:type="simple" xlink:show="embed" xlink:actuate="onLoad"/>
    <draw:fill-image draw:name="Bitmape_20_8" draw:display-name="Bitmape 8" xlink:href="Pictures/10000000000000200000002000309F1C.png" xlink:type="simple" xlink:show="embed" xlink:actuate="onLoad"/>
    <draw:fill-image draw:name="Bitmape_20_9" draw:display-name="Bitmape 9" xlink:href="Pictures/10000000000000200000002000309F1C.png" xlink:type="simple" xlink:show="embed" xlink:actuate="onLoad"/>
    <draw:fill-image draw:name="ashapes8" xlink:href="Pictures/1000000000000320000002589EFEFDEA.png" xlink:type="simple" xlink:show="embed" xlink:actuate="onLoad"/>
    <draw:fill-image draw:name="bwmed" xlink:href="Pictures/1000000000000320000002585C39BAEF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0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0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0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0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0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0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0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0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1.971cm" fo:margin-right="0cm" fo:margin-top="0cm" fo:margin-bottom="0.328cm" fo:text-indent="0cm"/>
      <style:text-properties fo:font-size="23pt" style:font-size-asian="28pt" style:font-size-complex="28pt"/>
    </style:style>
    <style:style style:name="lyt-paper-outline3" style:family="presentation" style:parent-style-name="lyt-paper-outline2">
      <style:paragraph-properties fo:margin-left="2.958cm" fo:margin-right="0cm" fo:margin-top="0cm" fo:margin-bottom="0.246cm" fo:text-indent="0cm"/>
      <style:text-properties fo:font-size="19.7999992370605pt" style:font-size-asian="24pt" style:font-size-complex="24pt"/>
    </style:style>
    <style:style style:name="lyt-paper-outline4" style:family="presentation" style:parent-style-name="lyt-paper-outline3">
      <style:paragraph-properties fo:margin-left="3.943cm" fo:margin-right="0cm" fo:margin-top="0cm" fo:margin-bottom="0.164cm" fo:text-indent="0cm"/>
      <style:text-properties fo:font-size="16.5pt" style:font-size-asian="20pt" style:font-size-complex="20pt"/>
    </style:style>
    <style:style style:name="lyt-paper-outline5" style:family="presentation" style:parent-style-name="lyt-paper-outline4">
      <style:paragraph-properties fo:margin-left="4.929cm" fo:margin-right="0cm" fo:margin-top="0cm" fo:margin-bottom="0.081cm" fo:text-indent="0cm"/>
      <style:text-properties fo:font-size="16.5pt" style:font-size-asian="20pt" style:font-size-complex="20pt"/>
    </style:style>
    <style:style style:name="lyt-paper-outline6" style:family="presentation" style:parent-style-name="lyt-paper-outline5">
      <style:paragraph-properties fo:margin-left="5.914cm" fo:margin-right="0cm" fo:margin-top="0cm" fo:margin-bottom="0.081cm" fo:text-indent="0cm"/>
      <style:text-properties fo:font-size="16.5pt" style:font-size-asian="20pt" style:font-size-complex="20pt"/>
    </style:style>
    <style:style style:name="lyt-paper-outline7" style:family="presentation" style:parent-style-name="lyt-paper-outline6">
      <style:paragraph-properties fo:margin-left="6.9cm" fo:margin-right="0cm" fo:margin-top="0cm" fo:margin-bottom="0.081cm" fo:text-indent="0cm"/>
      <style:text-properties fo:font-size="16.5pt" style:font-size-asian="20pt" style:font-size-complex="20pt"/>
    </style:style>
    <style:style style:name="lyt-paper-outline8" style:family="presentation" style:parent-style-name="lyt-paper-outline7">
      <style:paragraph-properties fo:margin-left="7.886cm" fo:margin-right="0cm" fo:margin-top="0cm" fo:margin-bottom="0.081cm" fo:text-indent="0cm"/>
      <style:text-properties fo:font-size="16.5pt" style:font-size-asian="20pt" style:font-size-complex="20pt"/>
    </style:style>
    <style:style style:name="lyt-paper-outline9" style:family="presentation" style:parent-style-name="lyt-paper-outline8">
      <style:paragraph-properties fo:margin-left="8.872cm" fo:margin-right="0cm" fo:margin-top="0cm" fo:margin-bottom="0.081cm" fo:text-indent="0cm"/>
      <style:text-properties fo:font-size="16.5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26.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blackandwhite-outline3" style:family="presentation" style:parent-style-name="lyt-blackandwhite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4.0999984741211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'Liberation Sans'" style:font-family-generic="roman" style:font-pitch="variable" fo:font-size="29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79cm" fo:text-indent="0cm"/>
      <style:text-properties fo:font-size="18.1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4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draw:background-size="border" draw:fill="bitmap" draw:fill-image-name="paper4" style:repeat="stretch"/>
    </style:style>
    <style:style style:name="Mdp4" style:family="drawing-page">
      <style:drawing-page-properties draw:background-size="border" draw:fill="bitmap" draw:fill-image-name="bwmed" style:repeat="stretch"/>
    </style:style>
    <style:style style:name="Mdp5" style:family="drawing-page">
      <style:drawing-page-properties draw:background-size="border" draw:fill="bitmap" draw:fill-image-name="ashapes8" style:repeat="stretch"/>
    </style:style>
    <style:style style:name="Mdp6" style:family="drawing-page">
      <style:drawing-page-properties draw:background-size="border" draw:fill="none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lyt-rededges-title">
      <style:graphic-properties draw:fill-color="#ffffff" draw:auto-grow-height="false" fo:min-height="3.507cm"/>
    </style:style>
    <style:style style:name="Mpr13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7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4.379cm" svg:height="14.278cm" svg:x="1.02cm" svg:y="4.771cm">
        <text:p/>
      </draw:rect>
      <draw:frame presentation:style-name="lyt-cool-title" draw:layer="backgroundobjects" svg:width="21.692cm" svg:height="3.181cm" svg:x="1.866cm" svg:y="1.399cm" presentation:class="title" presentation:placeholder="true">
        <draw:text-box/>
      </draw:frame>
      <draw:frame presentation:style-name="lyt-cool-outline1" draw:layer="backgroundobjects" svg:width="21.692cm" svg:height="11.049cm" svg:x="1.866cm" svg:y="5.295cm" presentation:class="outline" presentation:placeholder="true">
        <draw:text-box/>
      </draw:frame>
      <draw:rect presentation:style-name="Mpr5" draw:text-style-name="MP4" draw:layer="backgroundobjects" svg:width="0.458cm" svg:height="2.315cm" svg:x="0cm" svg:y="0cm">
        <text:p/>
      </draw:rect>
      <draw:rect presentation:style-name="Mpr5" draw:text-style-name="MP4" draw:layer="backgroundobjects" svg:width="0.458cm" svg:height="2.315cm" svg:x="0cm" svg:y="6cm">
        <text:p/>
      </draw:rect>
      <draw:rect presentation:style-name="Mpr5" draw:text-style-name="MP4" draw:layer="backgroundobjects" svg:width="0.458cm" svg:height="2.315cm" svg:x="0cm" svg:y="2.944cm">
        <text:p/>
      </draw:rect>
      <draw:frame draw:style-name="Mgr3" draw:text-style-name="MP4" draw:layer="backgroundobjects" svg:width="3.134cm" svg:height="2.05cm" svg:x="22.264cm" svg:y="17cm">
        <draw:image xlink:href="Pictures/100000000000018F000001058D27C667.png" xlink:type="simple" xlink:show="embed" xlink:actuate="onLoad">
          <text:p/>
        </draw:image>
      </draw:frame>
      <draw:frame draw:style-name="Mgr3" draw:text-style-name="MP4" draw:layer="backgroundobjects" svg:width="2.843cm" svg:height="2.274cm" svg:x="22.557cm" svg:y="0cm">
        <draw:image xlink:href="Pictures/100000000000009600000078D9997714.png" xlink:type="simple" xlink:show="embed" xlink:actuate="onLoad">
          <text:p/>
        </draw:image>
      </draw:frame>
      <presentation:notes style:page-layout-name="PM2">
        <draw:page-thumbnail presentation:style-name="lyt-cool-title" draw:layer="backgroundobjects" svg:width="12.433cm" svg:height="8.792cm" svg:x="3.308cm" svg:y="2.439cm" presentation:class="page"/>
        <draw:frame presentation:style-name="lyt-cool-notes" draw:layer="backgroundobjects" svg:width="13.17cm" svg:height="9.758cm" svg:x="2.947cm" svg:y="12.084cm" presentation:class="notes" presentation:placeholder="true">
          <draw:text-box/>
        </draw:frame>
      </presentation:notes>
    </style:master-page>
    <style:master-page style:name="lyt-paper" style:page-layout-name="PM1" draw:style-name="Mdp3">
      <draw:frame presentation:style-name="lyt-paper-title" draw:layer="backgroundobjects" svg:width="21.771cm" svg:height="3.18cm" svg:x="1.814cm" svg:y="1.484cm" presentation:class="title" presentation:placeholder="true">
        <draw:text-box/>
      </draw:frame>
      <draw:frame presentation:style-name="lyt-paper-outline1" draw:layer="backgroundobjects" svg:width="20.864cm" svg:height="11.049cm" svg:x="2.267cm" svg:y="5.17cm" presentation:class="outline" presentation:placeholder="true">
        <draw:text-box/>
      </draw:frame>
      <draw:frame presentation:style-name="Mpr6" draw:text-style-name="MP1" draw:layer="backgroundobjects" svg:width="5.917cm" svg:height="1.314cm" svg:x="1.995cm" svg:y="16.17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051cm" svg:height="1.314cm" svg:x="8.777cm" svg:y="16.17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5.917cm" svg:height="1.314cm" svg:x="17.667cm" svg:y="16.17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3.469cm" svg:height="9.524cm" svg:x="2.789cm" svg:y="1.93cm" presentation:class="page"/>
        <draw:frame presentation:style-name="lyt-paper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4"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11.049cm" svg:x="1.814cm" svg:y="4.911cm" presentation:class="outline" presentation:placeholder="true">
        <draw:text-box/>
      </draw:frame>
      <draw:frame presentation:style-name="Mpr9" draw:text-style-name="MP1" draw:layer="backgroundobjects" svg:width="5.917cm" svg:height="1.314cm" svg:x="1.36cm" svg:y="15.92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051cm" svg:height="1.314cm" svg:x="8.233cm" svg:y="15.993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5.917cm" svg:height="1.314cm" svg:x="17.213cm" svg:y="15.99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3.469cm" svg:height="9.524cm" svg:x="2.789cm" svg:y="1.93cm" presentation:class="page"/>
        <draw:frame presentation:style-name="lyt-blackandwhite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5">
      <draw:frame presentation:style-name="Mpr12" draw:text-style-name="MP5" draw:layer="backgroundobjects" svg:width="15.511cm" svg:height="3.18cm" svg:x="9.162cm" svg:y="0.759cm" presentation:class="title">
        <draw:text-box>
          <text:p text:style-name="MP5">Click to edit the title text format</text:p>
        </draw:text-box>
      </draw:frame>
      <draw:frame presentation:style-name="lyt-rededges-outline1" draw:layer="backgroundobjects" svg:width="19.593cm" svg:height="11.049cm" svg:x="3.283cm" svg:y="-20.748cm" presentation:class="outline" presentation:placeholder="true">
        <draw:text-box/>
      </draw:frame>
      <draw:frame presentation:style-name="Mpr13" draw:text-style-name="MP1" draw:layer="backgroundobjects" svg:width="5.917cm" svg:height="1.313cm" svg:x="4.445cm" svg:y="15.35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051cm" svg:height="1.313cm" svg:x="10.591cm" svg:y="16.901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5.917cm" svg:height="1.313cm" svg:x="18.937cm" svg:y="16.90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ededges-title" draw:layer="backgroundobjects" svg:width="13.469cm" svg:height="9.524cm" svg:x="2.789cm" svg:y="1.93cm" presentation:class="page"/>
        <draw:frame presentation:style-name="lyt-rededges-notes" draw:layer="backgroundobjects" svg:width="15.239cm" svg:height="11.429cm" svg:x="1.905cm" svg:y="12.064cm" presentation:class="notes" presentation:placeholder="true">
          <draw:text-box/>
        </draw:frame>
        <draw:frame presentation:style-name="Mpr14" draw:text-style-name="MP1" draw:layer="backgroundobjects" svg:width="8.267cm" svg:height="1.269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7cm" svg:height="1.269cm" svg:x="10.781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7cm" svg:height="1.269cm" svg:x="0.001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7cm" svg:height="1.269cm" svg:x="10.781cm" svg:y="24.1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6">
      <draw:frame draw:style-name="Mgr3" draw:text-style-name="MP4" draw:layer="backgroundobjects" svg:width="25.397cm" svg:height="19.061cm" svg:x="0cm" svg:y="0.001cm">
        <draw:image xlink:href="Pictures/10000201000003AF000002121FF7A6F5.png" xlink:type="simple" xlink:show="embed" xlink:actuate="onLoad"/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2.859cm" svg:height="1.991cm" svg:x="1.27cm" svg:y="0.758cm" presentation:class="title" presentation:placeholder="true">
        <draw:text-box/>
      </draw:frame>
      <draw:frame presentation:style-name="LushGreen-outline1" draw:layer="backgroundobjects" svg:width="22.351cm" svg:height="11.049cm" svg:x="1.27cm" svg:y="4.457cm" presentation:class="outline" presentation:placeholder="true">
        <draw:text-box/>
      </draw:frame>
      <draw:frame presentation:style-name="Mpr16" draw:text-style-name="MP6" draw:layer="backgroundobjects" svg:width="5.917cm" svg:height="1.314cm" svg:x="1.27cm" svg:y="17.353cm" presentation:class="date-time">
        <draw:text-box>
          <text:p text:style-name="MP6"><text:span text:style-name="MT1"><presentation:date-time/></text:span></text:p>
        </draw:text-box>
      </draw:frame>
      <draw:frame presentation:style-name="Mpr16" draw:text-style-name="MP7" draw:layer="backgroundobjects" svg:width="8.051cm" svg:height="1.314cm" svg:x="8.685cm" svg:y="17.353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8" draw:layer="backgroundobjects" svg:width="5.917cm" svg:height="1.314cm" svg:x="18.21cm" svg:y="17.353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3.469cm" svg:height="9.524cm" svg:x="2.789cm" svg:y="1.93cm" presentation:class="page"/>
        <draw:frame presentation:style-name="LushGreen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6" draw:layer="backgroundobjects" svg:width="8.267cm" svg:height="1.269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8.267cm" svg:height="1.269cm" svg:x="10.78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8.267cm" svg:height="1.269cm" svg:x="0cm" svg:y="24.1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8.267cm" svg:height="1.269cm" svg:x="10.782cm" svg:y="24.1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0.3$Windows_x86 LibreOffice_project/7545bee9c2a0782548772a21bc84a9dcc583b89</meta:generator>
    <dc:title>Topological aspects of cell twins </dc:title>
    <meta:initial-creator>Massimo Nespolo</meta:initial-creator>
    <meta:creation-date>2006-06-27T15:34:01</meta:creation-date>
    <dc:date>2013-02-20T23:27:24.86</dc:date>
    <meta:print-date>2007-06-27T23:24:32</meta:print-date>
    <dc:language>fr-FR</dc:language>
    <meta:editing-cycles>147</meta:editing-cycles>
    <meta:editing-duration>P2DT1H38M7S</meta:editing-duration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